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Arial MSFontService', 'Arial MSFontServic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643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1.7771in"/>
    </style:style>
    <style:style style:name="Table1.C" style:family="table-column">
      <style:table-column-properties style:column-width="1.1264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background-color="#4f81bd" fo:padding-left="0in" fo:padding-right="0in" fo:padding-top="0in" fo:padding-bottom="0.0194in" fo:border-left="none" fo:border-right="none" fo:border-top="none" fo:border-bottom="1.5pt solid #ffffff">
        <style:background-image/>
      </style:table-cell-properties>
    </style:style>
    <style:style style:name="Table1.A2" style:family="table-cell">
      <style:table-cell-properties style:vertical-align="middle" fo:background-color="#d0d8e8" fo:padding-left="0in" fo:padding-right="0in" fo:padding-top="0.0194in" fo:padding-bottom="0in" fo:border-left="none" fo:border-right="none" fo:border-top="1.5pt solid #ffffff" fo:border-bottom="none">
        <style:background-image/>
      </style:table-cell-properties>
    </style:style>
    <style:style style:name="Table1.A3" style:family="table-cell">
      <style:table-cell-properties style:vertical-align="middle" fo:background-color="#e9edf4" fo:padding="0.0194in" fo:border="0.05pt solid #ffffff">
        <style:background-image/>
      </style:table-cell-properties>
    </style:style>
    <style:style style:name="Table1.A4" style:family="table-cell">
      <style:table-cell-properties style:vertical-align="middle" fo:background-color="#d0d8e8" fo:padding="0.0194in" fo:border="0.05pt solid #ffffff">
        <style:background-image/>
      </style:table-cell-properties>
    </style:style>
    <style:style style:name="Table2" style:family="table">
      <style:table-properties style:width="3.8785in" table:align="left"/>
    </style:style>
    <style:style style:name="Table2.A" style:family="table-column">
      <style:table-column-properties style:column-width="0.8882in"/>
    </style:style>
    <style:style style:name="Table2.B" style:family="table-column">
      <style:table-column-properties style:column-width="2.9903in"/>
    </style:style>
    <style:style style:name="Table2.A1" style:family="table-cell">
      <style:table-cell-properties style:vertical-align="bottom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2.B1" style:family="table-cell">
      <style:table-cell-properties style:vertical-align="bottom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2.A2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3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4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5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6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6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7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7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8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8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9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9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0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0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1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1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2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3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4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5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6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6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7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7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8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8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9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19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20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20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21" style:family="table-cell">
      <style:table-cell-properties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21" style:family="table-cell">
      <style:table-cell-properties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3" style:family="table">
      <style:table-properties style:width="4.0424in" table:align="left"/>
    </style:style>
    <style:style style:name="Table3.A" style:family="table-column">
      <style:table-column-properties style:column-width="0.5083in"/>
    </style:style>
    <style:style style:name="Table3.B" style:family="table-column">
      <style:table-column-properties style:column-width="1.5208in"/>
    </style:style>
    <style:style style:name="Table3.C" style:family="table-column">
      <style:table-column-properties style:column-width="1.0701in"/>
    </style:style>
    <style:style style:name="Table3.D" style:family="table-column">
      <style:table-column-properties style:column-width="0.9431in"/>
    </style:style>
    <style:style style:name="Table3.A1" style:family="table-cell">
      <style:table-cell-properties style:vertical-align="bottom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3.B1" style:family="table-cell">
      <style:table-cell-properties style:vertical-align="bottom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3.A2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3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4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5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6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6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6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6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7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7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7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7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8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8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8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8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9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9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9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9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0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0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0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0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1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1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1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1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2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2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3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3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4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4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5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1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C1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D15" style:family="table-cell">
      <style:table-cell-properties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6" style:family="table-cell">
      <style:table-cell-properties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16" style:family="table-cell">
      <style:table-cell-properties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3.C16" style:family="table-cell">
      <style:table-cell-properties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3.D16" style:family="table-cell">
      <style:table-cell-properties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6d453" officeooo:paragraph-rsid="0016d45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6d453" officeooo:paragraph-rsid="0016d453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officeooo:rsid="001773b1" officeooo:paragraph-rsid="001773b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773b1" officeooo:paragraph-rsid="001773b1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777c2" officeooo:paragraph-rsid="001777c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790fb" officeooo:paragraph-rsid="001790f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a64d5" officeooo:paragraph-rsid="001a64d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20e1b1" officeooo:paragraph-rsid="0020e1b1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a014" officeooo:paragraph-rsid="001ba01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c5825" officeooo:paragraph-rsid="001c582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2df1ef" officeooo:paragraph-rsid="002df1ef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30c7a9" officeooo:paragraph-rsid="0030c7a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a014" officeooo:paragraph-rsid="001ba014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c5825" officeooo:paragraph-rsid="001c5825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73b1" officeooo:paragraph-rsid="001773b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73b1" officeooo:paragraph-rsid="0030c7a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77c2" officeooo:paragraph-rsid="001777c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77c2" officeooo:paragraph-rsid="0020e1b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90fb" officeooo:paragraph-rsid="001790f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86b4e" officeooo:paragraph-rsid="00186b4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64d5" officeooo:paragraph-rsid="001a64d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a014" officeooo:paragraph-rsid="001ba01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a014" officeooo:paragraph-rsid="0025770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5825" officeooo:paragraph-rsid="001c582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673f" officeooo:paragraph-rsid="001f673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e1b1" officeooo:paragraph-rsid="0020e1b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5029" officeooo:paragraph-rsid="0022502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7f4d" officeooo:paragraph-rsid="00267f4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b22e" officeooo:paragraph-rsid="0027b22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99ae0" officeooo:paragraph-rsid="00299ae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4cb1" officeooo:paragraph-rsid="002a4cb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d7ab" officeooo:paragraph-rsid="002ad7a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df1ef" officeooo:paragraph-rsid="002df1ef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0c7a9" officeooo:paragraph-rsid="0030c7a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1ad90" officeooo:paragraph-rsid="0031ad9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773b1" officeooo:paragraph-rsid="001773b1" style:font-style-asian="normal" style:font-weight-asian="bold" style:font-style-complex="normal" style:font-weight-complex="bold"/>
    </style:style>
    <style:style style:name="P37" style:family="paragraph" style:parent-style-name="Table_20_Contents">
      <loext:graphic-properties draw:fill="none" draw:fill-color="#ffffff"/>
      <style:paragraph-properties fo:margin-left="0in" fo:margin-right="0in" fo:margin-top="0in" fo:margin-bottom="0.1965in" loext:contextual-spacing="false" style:line-height-at-least="0.2917in" fo:text-align="start" style:justify-single-word="false" fo:text-indent="0in" style:auto-text-indent="false" fo:background-color="transparent"/>
      <style:text-properties fo:font-variant="normal" fo:text-transform="none" fo:color="#ffffff" fo:font-size="9pt" fo:language="en" fo:country="US" fo:font-style="normal" fo:font-weight="bold" style:font-size-asian="9pt" style:font-size-complex="9pt" loext:padding="0in" loext:border="none"/>
    </style:style>
    <style:style style:name="P38" style:family="paragraph" style:parent-style-name="Table_20_Contents">
      <loext:graphic-properties draw:fill="none" draw:fill-color="#ffffff"/>
      <style:paragraph-properties fo:margin-left="0in" fo:margin-right="0in" fo:margin-top="0in" fo:margin-bottom="0.1965in" loext:contextual-spacing="false" style:line-height-at-least="0.2917in" fo:text-align="start" style:justify-single-word="false" fo:text-indent="0in" style:auto-text-indent="false" fo:background-color="transparent"/>
      <style:text-properties fo:font-variant="normal" fo:text-transform="none" fo:color="#000000" fo:font-size="9pt" fo:language="en" fo:country="US" fo:font-style="normal" fo:font-weight="normal" style:font-size-asian="9pt" style:font-size-complex="9pt" loext:padding="0in" loext:border="none"/>
    </style:style>
    <style:style style:name="P39" style:family="paragraph" style:parent-style-name="Table_20_Contents">
      <loext:graphic-properties draw:fill="none" draw:fill-color="#ffffff"/>
      <style:paragraph-properties fo:margin-left="0in" fo:margin-right="0in" fo:margin-top="0in" fo:margin-bottom="0.1965in" loext:contextual-spacing="false" fo:text-align="start" style:justify-single-word="false" fo:text-indent="0in" style:auto-text-indent="false" fo:background-color="transparent"/>
      <style:text-properties fo:font-variant="normal" fo:text-transform="none" fo:color="#000000" fo:font-size="9pt" style:font-size-asian="9pt" style:font-size-complex="9pt" loext:padding="0in" loext:border="none"/>
    </style:style>
    <style:style style:name="P40" style:family="paragraph" style:parent-style-name="Standard" style:list-style-name="L1">
      <style:text-properties style:text-underline-style="none" fo:font-weight="normal" officeooo:rsid="0016d453" officeooo:paragraph-rsid="0016d453" style:font-weight-asian="normal" style:font-weight-complex="normal"/>
    </style:style>
    <style:style style:name="P41" style:family="paragraph" style:parent-style-name="Standard" style:list-style-name="L2"/>
    <style:style style:name="P42" style:family="paragraph" style:parent-style-name="Standard" style:list-style-name="L3">
      <style:paragraph-properties fo:text-align="justify" style:justify-single-word="false"/>
      <style:text-properties officeooo:paragraph-rsid="002a4cb1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style:font-name="Arial"/>
    </style:style>
    <style:style style:name="T2" style:family="text">
      <style:text-properties officeooo:rsid="001790f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77c2" style:font-size-asian="12pt" style:font-size-complex="12pt"/>
    </style:style>
    <style:style style:name="T5" style:family="text">
      <style:text-properties fo:font-size="12pt" fo:font-style="normal" style:text-underline-style="none" fo:font-weight="normal" officeooo:rsid="001777c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officeooo:rsid="001777c2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officeooo:rsid="00241bd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99ae0"/>
    </style:style>
    <style:style style:name="T10" style:family="text">
      <style:text-properties officeooo:rsid="00338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1 (PANDAS library)</text:p>
      <text:list xml:id="list705417724" text:style-name="L1">
        <text:list-item>
          <text:p text:style-name="P40">Main data structures:</text:p>
          <text:list>
            <text:list-item>
              <text:p text:style-name="P40">Series (Value mutable/Size immutable) - </text:p>
            </text:list-item>
            <text:list-item>
              <text:p text:style-name="P40">Index (Value mutable/Size immutable)</text:p>
            </text:list-item>
            <text:list-item>
              <text:p text:style-name="P40">DataFrame (Value mutable/Size mutable)</text:p>
            </text:list-item>
          </text:list>
        </text:list-item>
      </text:list>
      <text:p text:style-name="P2"> 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<text:span text:style-name="T1">Series</text:span>​</text:p>
          </table:table-cell>
          <table:table-cell table:style-name="Table1.A1" office:value-type="string">
            <text:p text:style-name="P37"><text:span text:style-name="T1">DataFrames</text:span>​</text:p>
          </table:table-cell>
          <table:table-cell table:style-name="Table1.A1" office:value-type="string">
            <text:p text:style-name="P37"><text:span text:style-name="T1">Index</text:span>​</text:p>
          </table:table-cell>
        </table:table-row>
        <table:table-row table:style-name="Table1.1">
          <table:table-cell table:style-name="Table1.A2" office:value-type="string">
            <text:p text:style-name="P38"><text:span text:style-name="T1">As a 1-D NumPy array</text:span>​</text:p>
          </table:table-cell>
          <table:table-cell table:style-name="Table1.A2" office:value-type="string">
            <text:p text:style-name="P38"><text:span text:style-name="T1">As a 2-D NumPy array</text:span>​</text:p>
          </table:table-cell>
          <table:table-cell table:style-name="Table1.A2" office:value-type="string">
            <text:p text:style-name="P38"><text:span text:style-name="T1">As an immutable array</text:span>​</text:p>
          </table:table-cell>
        </table:table-row>
        <table:table-row table:style-name="Table1.1">
          <table:table-cell table:style-name="Table1.A3" office:value-type="string">
            <text:p text:style-name="P38"><text:span text:style-name="T1">As a specialized Python dictionary</text:span>​</text:p>
          </table:table-cell>
          <table:table-cell table:style-name="Table1.A3" office:value-type="string">
            <text:p text:style-name="P38"><text:span text:style-name="T1">As a specialized Python dictionary</text:span>​</text:p>
          </table:table-cell>
          <table:table-cell table:style-name="Table1.A3" office:value-type="string">
            <text:p text:style-name="P38"><text:span text:style-name="T1">As an ordered set</text:span>​</text:p>
          </table:table-cell>
        </table:table-row>
        <table:table-row table:style-name="Table1.1">
          <table:table-cell table:style-name="Table1.A4" office:value-type="string">
            <text:p text:style-name="P39">​</text:p>
          </table:table-cell>
          <table:table-cell table:style-name="Table1.A4" office:value-type="string">
            <text:p text:style-name="P38"><text:span text:style-name="T1">As a single Series on a DataFrame</text:span>​</text:p>
          </table:table-cell>
          <table:table-cell table:style-name="Table1.A4" office:value-type="string">
            <text:p text:style-name="P39">​</text:p>
          </table:table-cell>
        </table:table-row>
        <table:table-row table:style-name="Table1.1">
          <table:table-cell table:style-name="Table1.A3" office:value-type="string">
            <text:p text:style-name="P39">​</text:p>
          </table:table-cell>
          <table:table-cell table:style-name="Table1.A3" office:value-type="string">
            <text:p text:style-name="P38"><text:span text:style-name="T1">As a structured list of dicts</text:span>​</text:p>
          </table:table-cell>
          <table:table-cell table:style-name="Table1.A3" office:value-type="string">
            <text:p text:style-name="P39">​</text:p>
          </table:table-cell>
        </table:table-row>
        <table:table-row table:style-name="Table1.1">
          <table:table-cell table:style-name="Table1.A4" office:value-type="string">
            <text:p text:style-name="P39">​</text:p>
          </table:table-cell>
          <table:table-cell table:style-name="Table1.A4" office:value-type="string">
            <text:p text:style-name="P38"><text:span text:style-name="T1">As a dictionary of Series objects</text:span>​</text:p>
          </table:table-cell>
          <table:table-cell table:style-name="Table1.A4" office:value-type="string">
            <text:p text:style-name="P39">​</text:p>
          </table:table-cell>
        </table:table-row>
      </table:table>
      <text:p text:style-name="P2"/>
      <text:p text:style-name="P2"/>
      <text:p text:style-name="P3">first step:</text:p>
      <text:p text:style-name="P3"/>
      <text:p text:style-name="P15">import numpy as np</text:p>
      <text:p text:style-name="P15">import pandas as pd</text:p>
      <text:p text:style-name="P15">import matplotlib.pyplot as plt</text:p>
      <text:p text:style-name="P15"/>
      <text:p text:style-name="P12">Pandas Series Object:</text:p>
      <text:p text:style-name="P15">s=pd.Series(list,<text:span text:style-name="T7">index=[]</text:span>) … creas una lista, solo puede tener un tipo de datos, es 1Dimension</text:p>
      <text:p text:style-name="P34">tambien se puede pasar un dict: keys=index, values=values</text:p>
      <text:p text:style-name="P16"/>
      <text:p text:style-name="P34">s.values – te da un array con los valores</text:p>
      <text:p text:style-name="P34">s.index – te muestra como es el indice (star,stop,step)</text:p>
      <text:p text:style-name="P34"/>
      <text:p text:style-name="P12">The pandas index Object:</text:p>
      <text:p text:style-name="P15"/>
      <text:p text:style-name="P35">ind[1] – te trae el segundo valor del indice</text:p>
      <text:p text:style-name="P35">ind[::2] te trae posicion 0,2,4,etc</text:p>
      <text:p text:style-name="P35">indA &amp; indB – interseccion de indeces</text:p>
      <text:p text:style-name="P35"><text:soft-page-break/>indA|indB – union de indices</text:p>
      <text:p text:style-name="P35">indA^indB – symmetric difference</text:p>
      <text:p text:style-name="P15"/>
      <text:p text:style-name="P15"/>
      <text:p text:style-name="P36">DATA FRAME:</text:p>
      <text:p text:style-name="P15">df=pd.DataFrame(datos,index,comlumns)</text:p>
      <text:p text:style-name="P34">se puede crear un data frame con un dict de series. keys=columns</text:p>
      <text:p text:style-name="P34"/>
      <text:p text:style-name="P29">para reindexar:</text:p>
      <text:p text:style-name="P29">df.reindex(index=[],columns=[])</text:p>
      <text:p text:style-name="P29">podes indexar como otro df: df.reindex_like(df2)</text:p>
      <text:p text:style-name="P15"/>
      <text:p text:style-name="P4">Summaries and transformation of data frame:</text:p>
      <text:p text:style-name="P17">df.head() – muestra los primeros datos , si pones un nro adentro muestra esa cantidad de renglones</text:p>
      <text:p text:style-name="P17">df.tail(2) – muestra los ultimos dos renglones</text:p>
      <text:p text:style-name="P25">df.dtypes – muestra el tipo de dato de cada variable</text:p>
      <text:p text:style-name="P17">df.index --muestra la linea de indices como lista</text:p>
      <text:p text:style-name="P17">df.columns -- muestra las columnas como lista</text:p>
      <text:p text:style-name="P33">df.shape</text:p>
      <text:p text:style-name="P33">df.ndim</text:p>
      <text:p text:style-name="P33">df.size</text:p>
      <text:p text:style-name="P24">df.T – trasponer dataframe</text:p>
      <text:p text:style-name="P26">df.describe() - estadistica descriptiva de cada data frame (solo aparecen los que tienen nros)</text:p>
      <text:p text:style-name="P26">df.describe(inlcude=’all’) - incluye todas las variables</text:p>
      <text:p text:style-name="P33">df.describe(include=[‘object’]) describe los objetos</text:p>
      <text:p text:style-name="P28">df.describe(percentiles=[.05,.25,.75,.95]) – cambia los percentiles default a estos </text:p>
      <text:p text:style-name="P26"/>
      <text:p text:style-name="P24">df.to_numpy() --para pasarlo a un array de numpay, queda solo la matriz interna sin indice ni labels</text:p>
      <text:p text:style-name="P24"/>
      <text:p text:style-name="P8">Sorting Techniques:</text:p>
      <text:p text:style-name="P26">df.sort_index(axis=0, ascending=False) –ordena por indice descendente</text:p>
      <text:p text:style-name="P26">df.sort_index(axis=1,ascending=False) – ordena las columnas de forma descendente</text:p>
      <text:p text:style-name="P26">df.sort_values(by=’A’,axis=’index’,ascending=False) – ordena la info por la columna A descendente</text:p>
      <text:p text:style-name="P26">df.sort_values(by=[’A’,’C’],axis=’index’,ascending=False) – ordena la info desc primero por A desp por C</text:p>
      <text:p text:style-name="P26">def.sort_values(by=’2019-12-08’, axis=’columns’,ascending=False) ordena solo esa row (un case)</text:p>
      <text:p text:style-name="P18"/>
      <text:p text:style-name="P17"/>
      <text:p text:style-name="P5">selection:</text:p>
      <text:p text:style-name="P17">.<text:span text:style-name="T2">at/.loc –funcionan con indice (strings) – at is faster than loc</text:span></text:p>
      <text:p text:style-name="P17">.<text:span text:style-name="T2">iat/.iloc – funcionan con positions (nros) – iat is faster than iloc</text:span></text:p>
      <text:p text:style-name="P17"/>
      <text:p text:style-name="P20">df.loc[:,:] index,column</text:p>
      <text:p text:style-name="P20"/>
      <text:p text:style-name="P17"/>
      <text:p text:style-name="P6">being<text:span text:style-name="T3"> a an array:</text:span></text:p>
      <text:list xml:id="list2085556887" text:style-name="L2">
        <text:list-item>
          <text:p text:style-name="P41"><text:span text:style-name="Strong_20_Emphasis"><text:span text:style-name="Source_20_Text"><text:span text:style-name="T4">a[start:stop]</text:span></text:span></text:span><text:span text:style-name="T4"> # items start through stop-1</text:span></text:p>
        </text:list-item>
        <text:list-item>
          <text:p text:style-name="P41"><text:span text:style-name="Strong_20_Emphasis"><text:span text:style-name="Source_20_Text"><text:span text:style-name="T5">a[start:]</text:span></text:span></text:span><text:span text:style-name="T5"> # items start through the rest of the array</text:span></text:p>
        </text:list-item>
        <text:list-item>
          <text:p text:style-name="P41"><text:soft-page-break/><text:span text:style-name="Strong_20_Emphasis"><text:span text:style-name="Source_20_Text"><text:span text:style-name="T5">a[:stop]</text:span></text:span></text:span><text:span text:style-name="T5"> # items from the beginning through stop-1</text:span></text:p>
        </text:list-item>
        <text:list-item>
          <text:p text:style-name="P41"><text:span text:style-name="Strong_20_Emphasis"><text:span text:style-name="Source_20_Text"><text:span text:style-name="T5">a[:]</text:span></text:span></text:span><text:span text:style-name="T5"> # a copy of the whole array </text:span></text:p>
        </text:list-item>
        <text:list-item>
          <text:p text:style-name="P41"><text:span text:style-name="Strong_20_Emphasis"><text:span text:style-name="Source_20_Text"><text:span text:style-name="T6">a[start:stop:step]</text:span></text:span></text:span><text:span text:style-name="T5"> # start through not past stop, by step</text:span></text:p>
        </text:list-item>
        <text:list-item>
          <text:p text:style-name="P41"><text:span text:style-name="Strong_20_Emphasis"><text:span text:style-name="Source_20_Text"><text:span text:style-name="T5">a[-1]</text:span></text:span></text:span><text:span text:style-name="T5"> # last item in the array</text:span></text:p>
        </text:list-item>
        <text:list-item>
          <text:p text:style-name="P41"><text:span text:style-name="Strong_20_Emphasis"><text:span text:style-name="Source_20_Text"><text:span text:style-name="T5">a[-2:]</text:span></text:span></text:span><text:span text:style-name="T5"> # last two items in the array</text:span></text:p>
        </text:list-item>
        <text:list-item>
          <text:p text:style-name="P41"><text:span text:style-name="Strong_20_Emphasis"><text:span text:style-name="Source_20_Text"><text:span text:style-name="T5">a[:-2]</text:span></text:span></text:span><text:span text:style-name="T5"> # everything except the last two item</text:span></text:p>
        </text:list-item>
        <text:list-item>
          <text:p text:style-name="P41"><text:span text:style-name="Strong_20_Emphasis"><text:span text:style-name="Source_20_Text"><text:span text:style-name="T5">a[::-1]</text:span></text:span></text:span><text:span text:style-name="T5"> # all items in the array, reversed </text:span></text:p>
        </text:list-item>
        <text:list-item>
          <text:p text:style-name="P41"><text:span text:style-name="Strong_20_Emphasis"><text:span text:style-name="Source_20_Text"><text:span text:style-name="T5">a[1::-1]</text:span></text:span></text:span><text:span text:style-name="T5"> # the first two items, reversed </text:span></text:p>
        </text:list-item>
        <text:list-item>
          <text:p text:style-name="P41"><text:span text:style-name="Strong_20_Emphasis"><text:span text:style-name="Source_20_Text"><text:span text:style-name="T5">a[:-3:-1]</text:span></text:span></text:span><text:span text:style-name="T5"> # the last two items, reversed </text:span></text:p>
        </text:list-item>
        <text:list-item>
          <text:p text:style-name="P41"><text:span text:style-name="Strong_20_Emphasis"><text:span text:style-name="Source_20_Text"><text:span text:style-name="T5">a[-3::-1]</text:span></text:span></text:span><text:span text:style-name="T5"> # everything except the last two items, reversed </text:span></text:p>
        </text:list-item>
      </text:list>
      <text:p text:style-name="P19"/>
      <text:p text:style-name="P7">missing Data:</text:p>
      <text:p text:style-name="P21">pandas primarly uses the value np.nan to represent missing data</text:p>
      <text:p text:style-name="P21"/>
      <text:p text:style-name="P21">df.dropna(how=’any’) #erase the hole row if finds at lest one NaN</text:p>
      <text:p text:style-name="P21">df.dropna(how=’all’) #erase the hole row only if all the values in the row are NaN</text:p>
      <text:p text:style-name="P21">df.fillna(value=5) #cambia los NaN por un 5</text:p>
      <text:p text:style-name="P21">pd.isnull(df) devuelve True/False para cada dato de la matriz (los NaN son True)</text:p>
      <text:p text:style-name="P21"/>
      <text:p text:style-name="P21"/>
      <text:p text:style-name="P7">Operations:</text:p>
      <text:p text:style-name="P21">df.mean() #trae la media de cada columna</text:p>
      <text:p text:style-name="P21">df.mean(1) #trae la media de cada row</text:p>
      <text:p text:style-name="P28">df.sum(0, skipna=False) –suma por columna y si hay NaN sale NaN</text:p>
      <text:p text:style-name="P28">df.sum(axis=1,skipna=True) –suma por row y saca los NaN</text:p>
      <text:p text:style-name="P28"/>
      <text:p text:style-name="P28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unction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0" office:value-type="string">
            <text:p text:style-name="Table_20_Contents"><text:span text:style-name="Source_20_Text">count</text:span></text:p>
          </table:table-cell>
          <table:table-cell table:style-name="Table2.B20" office:value-type="string">
            <text:p text:style-name="Table_20_Contents">Number of non-NA observations</text:p>
          </table:table-cell>
        </table:table-row>
        <table:table-row>
          <table:table-cell table:style-name="Table2.A20" office:value-type="string">
            <text:p text:style-name="Table_20_Contents"><text:span text:style-name="Source_20_Text">sum</text:span></text:p>
          </table:table-cell>
          <table:table-cell table:style-name="Table2.B20" office:value-type="string">
            <text:p text:style-name="Table_20_Contents">Sum of values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ean</text:span></text:p>
          </table:table-cell>
          <table:table-cell table:style-name="Table2.B20" office:value-type="string">
            <text:p text:style-name="Table_20_Contents">Mean of values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ad</text:span></text:p>
          </table:table-cell>
          <table:table-cell table:style-name="Table2.B20" office:value-type="string">
            <text:p text:style-name="Table_20_Contents">Mean absolute deviation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edian</text:span></text:p>
          </table:table-cell>
          <table:table-cell table:style-name="Table2.B20" office:value-type="string">
            <text:p text:style-name="Table_20_Contents">Arithmetic median of values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in</text:span></text:p>
          </table:table-cell>
          <table:table-cell table:style-name="Table2.B20" office:value-type="string">
            <text:p text:style-name="Table_20_Contents">Minimum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ax</text:span></text:p>
          </table:table-cell>
          <table:table-cell table:style-name="Table2.B20" office:value-type="string">
            <text:p text:style-name="Table_20_Contents">Maximum</text:p>
          </table:table-cell>
        </table:table-row>
        <table:table-row>
          <table:table-cell table:style-name="Table2.A20" office:value-type="string">
            <text:p text:style-name="Table_20_Contents"><text:span text:style-name="Source_20_Text">mode</text:span></text:p>
          </table:table-cell>
          <table:table-cell table:style-name="Table2.B20" office:value-type="string">
            <text:p text:style-name="Table_20_Contents">Mode</text:p>
          </table:table-cell>
        </table:table-row>
        <table:table-row>
          <table:table-cell table:style-name="Table2.A20" office:value-type="string">
            <text:p text:style-name="Table_20_Contents"><text:span text:style-name="Source_20_Text">abs</text:span></text:p>
          </table:table-cell>
          <table:table-cell table:style-name="Table2.B20" office:value-type="string">
            <text:p text:style-name="Table_20_Contents">Absolute Value</text:p>
          </table:table-cell>
        </table:table-row>
        <table:table-row>
          <table:table-cell table:style-name="Table2.A20" office:value-type="string">
            <text:p text:style-name="Table_20_Contents"><text:span text:style-name="Source_20_Text">prod</text:span></text:p>
          </table:table-cell>
          <table:table-cell table:style-name="Table2.B20" office:value-type="string">
            <text:p text:style-name="Table_20_Contents">Product of values</text:p>
          </table:table-cell>
        </table:table-row>
        <table:table-row>
          <table:table-cell table:style-name="Table2.A20" office:value-type="string">
            <text:p text:style-name="Table_20_Contents"><text:span text:style-name="Source_20_Text">std</text:span></text:p>
          </table:table-cell>
          <table:table-cell table:style-name="Table2.B20" office:value-type="string">
            <text:p text:style-name="Table_20_Contents">Bessel-corrected sample standard deviation</text:p>
          </table:table-cell>
        </table:table-row>
        <table:table-row>
          <table:table-cell table:style-name="Table2.A20" office:value-type="string">
            <text:p text:style-name="Table_20_Contents"><text:span text:style-name="Source_20_Text">var</text:span></text:p>
          </table:table-cell>
          <table:table-cell table:style-name="Table2.B20" office:value-type="string">
            <text:p text:style-name="Table_20_Contents">Unbiased variance</text:p>
          </table:table-cell>
        </table:table-row>
        <table:table-row>
          <table:table-cell table:style-name="Table2.A20" office:value-type="string">
            <text:p text:style-name="Table_20_Contents"><text:span text:style-name="Source_20_Text">sem</text:span></text:p>
          </table:table-cell>
          <table:table-cell table:style-name="Table2.B20" office:value-type="string">
            <text:p text:style-name="Table_20_Contents">Standard error of the mean</text:p>
          </table:table-cell>
        </table:table-row>
        <table:table-row>
          <table:table-cell table:style-name="Table2.A20" office:value-type="string">
            <text:p text:style-name="Table_20_Contents"><text:span text:style-name="Source_20_Text">skew</text:span></text:p>
          </table:table-cell>
          <table:table-cell table:style-name="Table2.B20" office:value-type="string">
            <text:p text:style-name="Table_20_Contents">Sample skewness (3rd moment)</text:p>
          </table:table-cell>
        </table:table-row>
        <table:table-row>
          <table:table-cell table:style-name="Table2.A20" office:value-type="string">
            <text:p text:style-name="Table_20_Contents"><text:span text:style-name="Source_20_Text">kurt</text:span></text:p>
          </table:table-cell>
          <table:table-cell table:style-name="Table2.B20" office:value-type="string">
            <text:p text:style-name="Table_20_Contents">Sample kurtosis (4th moment)</text:p>
          </table:table-cell>
        </table:table-row>
        <table:table-row>
          <table:table-cell table:style-name="Table2.A20" office:value-type="string">
            <text:p text:style-name="Table_20_Contents"><text:span text:style-name="Source_20_Text">quantile</text:span></text:p>
          </table:table-cell>
          <table:table-cell table:style-name="Table2.B20" office:value-type="string">
            <text:p text:style-name="Table_20_Contents">Sample quantile (value at %)</text:p>
          </table:table-cell>
        </table:table-row>
        <text:soft-page-break/>
        <table:table-row>
          <table:table-cell table:style-name="Table2.A20" office:value-type="string">
            <text:p text:style-name="Table_20_Contents"><text:span text:style-name="Source_20_Text">cumsum</text:span></text:p>
          </table:table-cell>
          <table:table-cell table:style-name="Table2.B20" office:value-type="string">
            <text:p text:style-name="Table_20_Contents">Cumulative sum</text:p>
          </table:table-cell>
        </table:table-row>
        <table:table-row>
          <table:table-cell table:style-name="Table2.A20" office:value-type="string">
            <text:p text:style-name="Table_20_Contents"><text:span text:style-name="Source_20_Text">cumprod</text:span></text:p>
          </table:table-cell>
          <table:table-cell table:style-name="Table2.B20" office:value-type="string">
            <text:p text:style-name="Table_20_Contents">Cumulative product</text:p>
          </table:table-cell>
        </table:table-row>
        <table:table-row>
          <table:table-cell table:style-name="Table2.A20" office:value-type="string">
            <text:p text:style-name="Table_20_Contents"><text:span text:style-name="Source_20_Text">cummax</text:span></text:p>
          </table:table-cell>
          <table:table-cell table:style-name="Table2.B20" office:value-type="string">
            <text:p text:style-name="Table_20_Contents">Cumulative maximum</text:p>
          </table:table-cell>
        </table:table-row>
        <table:table-row>
          <table:table-cell table:style-name="Table2.A21" office:value-type="string">
            <text:p text:style-name="Table_20_Contents"><text:span text:style-name="Source_20_Text">cummin</text:span></text:p>
          </table:table-cell>
          <table:table-cell table:style-name="Table2.B21" office:value-type="string">
            <text:p text:style-name="Table_20_Contents">Cumulative minimum</text:p>
          </table:table-cell>
        </table:table-row>
      </table:table>
      <text:p text:style-name="P28"><text:span text:style-name="T8">Note that by chance some NumPy methods, like </text:span><text:span text:style-name="Source_20_Text"><text:span text:style-name="T8">mean</text:span></text:span><text:span text:style-name="T8">, </text:span><text:span text:style-name="Source_20_Text"><text:span text:style-name="T8">std</text:span></text:span><text:span text:style-name="T8">, and </text:span><text:span text:style-name="Source_20_Text"><text:span text:style-name="T8">sum</text:span></text:span><text:span text:style-name="T8">, will exclude NAs on </text:span></text:p>
      <text:p text:style-name="P28"/>
      <text:p text:style-name="P28"/>
      <text:p text:style-name="P9">Apply:</text:p>
      <text:p text:style-name="P27">df.apply(np.cumsum) – hace la suma acumulada por columna a cada dato</text:p>
      <text:p text:style-name="P22"><text:s/>df.apply(lambda x: x.max() - x.min()) :trae para cada columna la resta entre el max y el min</text:p>
      <text:p text:style-name="P22">con .apply se puede aplicar formulas al data frame</text:p>
      <text:p text:style-name="P29">df.apply(np.mean, axis=1) – media para cada row</text:p>
      <text:p text:style-name="P29">df.apply(n<text:span text:style-name="T10">p</text:span>.mean) -media para cada columna</text:p>
      <text:p text:style-name="P29">df.apply(lambda x: x.idmax()) - trae el indice donde este el valor maximo de cada columna</text:p>
      <text:p text:style-name="P23"/>
      <text:p text:style-name="P13">Histogramming:</text:p>
      <text:p text:style-name="P22">s.value_counts() cuenta la cantidad de distintos valores</text:p>
      <text:p text:style-name="P28">s.mode() - los valores que mas se repiten</text:p>
      <text:p text:style-name="P22"/>
      <text:p text:style-name="P14">String methods: <text:span text:style-name="T9">(cuando una serie tiene strings)</text:span></text:p>
      <text:p text:style-name="P24">s.str.lower() ordena ascendente por abecedario una columna de strings</text:p>
      <text:p text:style-name="P30">s.str.upper()</text:p>
      <text:p text:style-name="P30">s.str.len() - da el largo de cada dato</text:p>
      <text:p text:style-name="P30">s.str.split(‘’) .get(1) – separas la palabra y te quedas con la segunda letra</text:p>
      <text:p text:style-name="P31">s.str.split(‘’,expand=True) -separas la palabra y armas columnas varias</text:p>
      <text:p text:style-name="P31">s.str.split(‘’,expand=True,n=1) separas la palabra en dos columnas la primera con una letra el resto en la segunda ccolumna</text:p>
      <text:p text:style-name="P31">s.str.replace(‘$’,’ ’) saca los $</text:p>
      <text:p text:style-name="P31"/>
      <text:p text:style-name="P31"/>
      <text:p text:style-name="P30"/>
      <text:p text:style-name="P24"/>
      <text:p text:style-name="P14">Plotting:</text:p>
      <text:p text:style-name="P10"/>
      <text:p text:style-name="P31">df.plot() - grafico mas simple</text:p>
      <text:p text:style-name="P31">df.cumsum().plot() para acumular y desp graficar</text:p>
      <text:p text:style-name="P32">df.plot(x=’A’,y=’B’) grafico entre dos columnas de un dataframe</text:p>
      <text:p text:style-name="P31"/>
      <text:p text:style-name="P32">types of plots df.plot(kind=’<text:span text:style-name="T8">type</text:span>’):</text:p>
      <text:list xml:id="list1091772727" text:style-name="L3">
        <text:list-item>
          <text:p text:style-name="P42"><text:a xlink:type="simple" xlink:href="https://pandas.pydata.org/pandas-docs/stable/user_guide/visualization.html#visualization-barplot" text:style-name="Internet_20_link" text:visited-style-name="Visited_20_Internet_20_Link">‘bar’</text:a> or <text:a xlink:type="simple" xlink:href="https://pandas.pydata.org/pandas-docs/stable/user_guide/visualization.html#visualization-barplot" text:style-name="Internet_20_link" text:visited-style-name="Visited_20_Internet_20_Link">‘barh’</text:a> for bar plots </text:p>
        </text:list-item>
      </text:list>
      <text:list xml:id="list2737097398" text:style-name="L4">
        <text:list-item>
          <text:p text:style-name="P44"><text:a xlink:type="simple" xlink:href="https://pandas.pydata.org/pandas-docs/stable/user_guide/visualization.html#visualization-hist" text:style-name="Internet_20_link" text:visited-style-name="Visited_20_Internet_20_Link">‘hist’</text:a> for histogram </text:p>
        </text:list-item>
        <text:list-item>
          <text:p text:style-name="P44"><text:a xlink:type="simple" xlink:href="https://pandas.pydata.org/pandas-docs/stable/user_guide/visualization.html#visualization-box" text:style-name="Internet_20_link" text:visited-style-name="Visited_20_Internet_20_Link">‘box’</text:a> for boxplot </text:p>
        </text:list-item>
        <text:list-item>
          <text:p text:style-name="P44"><text:a xlink:type="simple" xlink:href="https://pandas.pydata.org/pandas-docs/stable/user_guide/visualization.html#visualization-kde" text:style-name="Internet_20_link" text:visited-style-name="Visited_20_Internet_20_Link">‘kde’</text:a> or <text:a xlink:type="simple" xlink:href="https://pandas.pydata.org/pandas-docs/stable/user_guide/visualization.html#visualization-kde" text:style-name="Internet_20_link" text:visited-style-name="Visited_20_Internet_20_Link">‘density’</text:a> for density plots </text:p>
        </text:list-item>
        <text:list-item>
          <text:p text:style-name="P44"><text:a xlink:type="simple" xlink:href="https://pandas.pydata.org/pandas-docs/stable/user_guide/visualization.html#visualization-area-plot" text:style-name="Internet_20_link" text:visited-style-name="Visited_20_Internet_20_Link">‘area’</text:a> for area plots </text:p>
        </text:list-item>
        <text:list-item>
          <text:p text:style-name="P44"><text:a xlink:type="simple" xlink:href="https://pandas.pydata.org/pandas-docs/stable/user_guide/visualization.html#visualization-scatter" text:style-name="Internet_20_link" text:visited-style-name="Visited_20_Internet_20_Link">‘scatter’</text:a> for scatter plots </text:p>
        </text:list-item>
        <text:list-item>
          <text:p text:style-name="P44"><text:a xlink:type="simple" xlink:href="https://pandas.pydata.org/pandas-docs/stable/user_guide/visualization.html#visualization-hexbin" text:style-name="Internet_20_link" text:visited-style-name="Visited_20_Internet_20_Link">‘hexbin’</text:a> for hexagonal bin plots </text:p>
        </text:list-item>
        <text:list-item>
          <text:p text:style-name="P43"><text:soft-page-break/><text:a xlink:type="simple" xlink:href="https://pandas.pydata.org/pandas-docs/stable/user_guide/visualization.html#visualization-pie" text:style-name="Internet_20_link" text:visited-style-name="Visited_20_Internet_20_Link">‘pie’</text:a> for pie plots </text:p>
        </text:list-item>
      </text:list>
      <text:p text:style-name="P31"><text:a xlink:type="simple" xlink:href="https://pandas.pydata.org/pandas-docs/stable/user_guide/visualization.html" text:style-name="Internet_20_link" text:visited-style-name="Visited_20_Internet_20_Link">https://pandas.pydata.org/pandas-docs/stable/user_guide/visualization.html</text:a></text:p>
      <text:p text:style-name="P31"/>
      <text:p text:style-name="P31"/>
      <text:p text:style-name="P11">Getting Data In/Out:</text:p>
      <text:p text:style-name="P33"/>
      <text:p text:style-name="P33">df.to_csv(‘foo.csv’) para hacer un csv</text:p>
      <text:p text:style-name="P33">pd.read_csv(‘foo.csv’) para leer un csv y hacer un dataframe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Type</text:p>
            </table:table-cell>
            <table:table-cell table:style-name="Table3.B1" office:value-type="string">
              <text:p text:style-name="Table_20_Heading">Data Description</text:p>
            </table:table-cell>
            <table:table-cell table:style-name="Table3.B1" office:value-type="string">
              <text:p text:style-name="Table_20_Heading">Reader</text:p>
            </table:table-cell>
            <table:table-cell table:style-name="Table3.B1" office:value-type="string">
              <text:p text:style-name="Table_20_Heading">Writer</text:p>
            </table:table-cell>
          </table:table-row>
        </table:table-header-rows>
        <table:table-row>
          <table:table-cell table:style-name="Table3.A15" office:value-type="string">
            <text:p text:style-name="Table_20_Contents">text</text:p>
          </table:table-cell>
          <table:table-cell table:style-name="Table3.B15" office:value-type="string">
            <text:p text:style-name="Table_20_Contents"><text:a xlink:type="simple" xlink:href="https://en.wikipedia.org/wiki/Comma-separated_values" text:style-name="Internet_20_link" text:visited-style-name="Visited_20_Internet_20_Link">CSV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read-csv-table" text:style-name="Internet_20_link" text:visited-style-name="Visited_20_Internet_20_Link">read_csv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store-in-csv" text:style-name="Internet_20_link" text:visited-style-name="Visited_20_Internet_20_Link">to_csv</text:a></text:p>
          </table:table-cell>
        </table:table-row>
        <table:table-row>
          <table:table-cell table:style-name="Table3.A15" office:value-type="string">
            <text:p text:style-name="Table_20_Contents">text</text:p>
          </table:table-cell>
          <table:table-cell table:style-name="Table3.B15" office:value-type="string">
            <text:p text:style-name="Table_20_Contents"><text:a xlink:type="simple" xlink:href="https://www.json.org/" text:style-name="Internet_20_link" text:visited-style-name="Visited_20_Internet_20_Link">JSON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json-reader" text:style-name="Internet_20_link" text:visited-style-name="Visited_20_Internet_20_Link">read_json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json-writer" text:style-name="Internet_20_link" text:visited-style-name="Visited_20_Internet_20_Link">to_json</text:a></text:p>
          </table:table-cell>
        </table:table-row>
        <table:table-row>
          <table:table-cell table:style-name="Table3.A15" office:value-type="string">
            <text:p text:style-name="Table_20_Contents">text</text:p>
          </table:table-cell>
          <table:table-cell table:style-name="Table3.B15" office:value-type="string">
            <text:p text:style-name="Table_20_Contents"><text:a xlink:type="simple" xlink:href="https://en.wikipedia.org/wiki/HTML" text:style-name="Internet_20_link" text:visited-style-name="Visited_20_Internet_20_Link">HTML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read-html" text:style-name="Internet_20_link" text:visited-style-name="Visited_20_Internet_20_Link">read_html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html" text:style-name="Internet_20_link" text:visited-style-name="Visited_20_Internet_20_Link">to_html</text:a></text:p>
          </table:table-cell>
        </table:table-row>
        <table:table-row>
          <table:table-cell table:style-name="Table3.A15" office:value-type="string">
            <text:p text:style-name="Table_20_Contents">text</text:p>
          </table:table-cell>
          <table:table-cell table:style-name="Table3.B15" office:value-type="string">
            <text:p text:style-name="Table_20_Contents">Local clipboard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clipboard" text:style-name="Internet_20_link" text:visited-style-name="Visited_20_Internet_20_Link">read_clipboard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clipboard" text:style-name="Internet_20_link" text:visited-style-name="Visited_20_Internet_20_Link">to_clipboard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en.wikipedia.org/wiki/Microsoft_Excel" text:style-name="Internet_20_link" text:visited-style-name="Visited_20_Internet_20_Link">MS Excel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excel-reader" text:style-name="Internet_20_link" text:visited-style-name="Visited_20_Internet_20_Link">read_excel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excel-writer" text:style-name="Internet_20_link" text:visited-style-name="Visited_20_Internet_20_Link">to_excel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://www.opendocumentformat.org/" text:style-name="Internet_20_link" text:visited-style-name="Visited_20_Internet_20_Link">OpenDocument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ods" text:style-name="Internet_20_link" text:visited-style-name="Visited_20_Internet_20_Link">read_excel</text:a></text:p>
          </table:table-cell>
          <table:table-cell table:style-name="Table3.D15" office:value-type="string">
            <text:p text:style-name="Table_20_Contents"> 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support.hdfgroup.org/HDF5/whatishdf5.html" text:style-name="Internet_20_link" text:visited-style-name="Visited_20_Internet_20_Link">HDF5 Format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hdf5" text:style-name="Internet_20_link" text:visited-style-name="Visited_20_Internet_20_Link">read_hdf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hdf5" text:style-name="Internet_20_link" text:visited-style-name="Visited_20_Internet_20_Link">to_hdf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github.com/wesm/feather" text:style-name="Internet_20_link" text:visited-style-name="Visited_20_Internet_20_Link">Feather Format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feather" text:style-name="Internet_20_link" text:visited-style-name="Visited_20_Internet_20_Link">read_feather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feather" text:style-name="Internet_20_link" text:visited-style-name="Visited_20_Internet_20_Link">to_feather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parquet.apache.org/" text:style-name="Internet_20_link" text:visited-style-name="Visited_20_Internet_20_Link">Parquet Format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parquet" text:style-name="Internet_20_link" text:visited-style-name="Visited_20_Internet_20_Link">read_parquet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parquet" text:style-name="Internet_20_link" text:visited-style-name="Visited_20_Internet_20_Link">to_parquet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msgpack.org/index.html" text:style-name="Internet_20_link" text:visited-style-name="Visited_20_Internet_20_Link">Msgpack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msgpack" text:style-name="Internet_20_link" text:visited-style-name="Visited_20_Internet_20_Link">read_msgpack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msgpack" text:style-name="Internet_20_link" text:visited-style-name="Visited_20_Internet_20_Link">to_msgpack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en.wikipedia.org/wiki/Stata" text:style-name="Internet_20_link" text:visited-style-name="Visited_20_Internet_20_Link">Stata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stata-reader" text:style-name="Internet_20_link" text:visited-style-name="Visited_20_Internet_20_Link">read_stata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stata-writer" text:style-name="Internet_20_link" text:visited-style-name="Visited_20_Internet_20_Link">to_stata</text:a>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en.wikipedia.org/wiki/SAS_(software)" text:style-name="Internet_20_link" text:visited-style-name="Visited_20_Internet_20_Link">SAS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sas-reader" text:style-name="Internet_20_link" text:visited-style-name="Visited_20_Internet_20_Link">read_sas</text:a></text:p>
          </table:table-cell>
          <table:table-cell table:style-name="Table3.D15" office:value-type="string">
            <text:p text:style-name="Table_20_Contents"> </text:p>
          </table:table-cell>
        </table:table-row>
        <table:table-row>
          <table:table-cell table:style-name="Table3.A15" office:value-type="string">
            <text:p text:style-name="Table_20_Contents">binary</text:p>
          </table:table-cell>
          <table:table-cell table:style-name="Table3.B15" office:value-type="string">
            <text:p text:style-name="Table_20_Contents"><text:a xlink:type="simple" xlink:href="https://docs.python.org/3/library/pickle.html" text:style-name="Internet_20_link" text:visited-style-name="Visited_20_Internet_20_Link">Python Pickle Format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pickle" text:style-name="Internet_20_link" text:visited-style-name="Visited_20_Internet_20_Link">read_pickle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pickle" text:style-name="Internet_20_link" text:visited-style-name="Visited_20_Internet_20_Link">to_pickle</text:a></text:p>
          </table:table-cell>
        </table:table-row>
        <table:table-row>
          <table:table-cell table:style-name="Table3.A15" office:value-type="string">
            <text:p text:style-name="Table_20_Contents">SQL</text:p>
          </table:table-cell>
          <table:table-cell table:style-name="Table3.B15" office:value-type="string">
            <text:p text:style-name="Table_20_Contents"><text:a xlink:type="simple" xlink:href="https://en.wikipedia.org/wiki/SQL" text:style-name="Internet_20_link" text:visited-style-name="Visited_20_Internet_20_Link">SQL</text:a></text:p>
          </table:table-cell>
          <table:table-cell table:style-name="Table3.C15" office:value-type="string">
            <text:p text:style-name="Table_20_Contents"><text:a xlink:type="simple" xlink:href="https://pandas.pydata.org/pandas-docs/stable/user_guide/io.html#io-sql" text:style-name="Internet_20_link" text:visited-style-name="Visited_20_Internet_20_Link">read_sql</text:a></text:p>
          </table:table-cell>
          <table:table-cell table:style-name="Table3.D15" office:value-type="string">
            <text:p text:style-name="Table_20_Contents"><text:a xlink:type="simple" xlink:href="https://pandas.pydata.org/pandas-docs/stable/user_guide/io.html#io-sql" text:style-name="Internet_20_link" text:visited-style-name="Visited_20_Internet_20_Link">to_sql</text:a></text:p>
          </table:table-cell>
        </table:table-row>
        <table:table-row>
          <table:table-cell table:style-name="Table3.A16" office:value-type="string">
            <text:p text:style-name="Table_20_Contents">SQL</text:p>
          </table:table-cell>
          <table:table-cell table:style-name="Table3.B16" office:value-type="string">
            <text:p text:style-name="Table_20_Contents"><text:a xlink:type="simple" xlink:href="https://en.wikipedia.org/wiki/BigQuery" text:style-name="Internet_20_link" text:visited-style-name="Visited_20_Internet_20_Link">Google Big Query</text:a></text:p>
          </table:table-cell>
          <table:table-cell table:style-name="Table3.C16" office:value-type="string">
            <text:p text:style-name="Table_20_Contents"><text:a xlink:type="simple" xlink:href="https://pandas.pydata.org/pandas-docs/stable/user_guide/io.html#io-bigquery" text:style-name="Internet_20_link" text:visited-style-name="Visited_20_Internet_20_Link">read_gbq</text:a></text:p>
          </table:table-cell>
          <table:table-cell table:style-name="Table3.D16" office:value-type="string">
            <text:p text:style-name="Table_20_Contents"><text:a xlink:type="simple" xlink:href="https://pandas.pydata.org/pandas-docs/stable/user_guide/io.html#io-bigquery" text:style-name="Internet_20_link" text:visited-style-name="Visited_20_Internet_20_Link">to_gbq</text:a></text:p>
          </table:table-cell>
        </table:table-row>
      </table:table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Arial MSFontService', 'Arial MSFontServic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6:36:38.167693146</meta:creation-date>
    <meta:generator>LibreOffice/6.2.7.1$Linux_X86_64 LibreOffice_project/20$Build-1</meta:generator>
    <dc:date>2019-10-11T09:11:47.274109331</dc:date>
    <meta:editing-duration>PT19H42M32S</meta:editing-duration>
    <meta:editing-cycles>7</meta:editing-cycles>
    <meta:document-statistic meta:table-count="3" meta:image-count="0" meta:object-count="0" meta:page-count="5" meta:paragraph-count="236" meta:word-count="959" meta:character-count="6364" meta:non-whitespace-character-count="5600"/>
  </office:meta>
</office:document-meta>
</file>